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n 1" text:anchor-type="as-char" svg:x="0in" svg:y="0in" svg:width="6.1375in" svg:height="2.61736in" style:rel-width="scale" style:rel-height="scale"><draw:image xlink:href="media/image1.png" xlink:type="simple" xlink:show="embed" xlink:actuate="onLoad"/><svg:title/><svg:desc>Interfaz de usuario gráfica, Aplicación

Descripción generada automáticamente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MX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any Reyes</meta:initial-creator>
    <dc:creator>Fany Reyes</dc:creator>
    <meta:creation-date>2023-12-07T06:35:00Z</meta:creation-date>
    <dc:date>2023-12-07T06:35:00Z</dc:date>
    <meta:template xlink:href="Normal" xlink:type="simple"/>
    <meta:editing-cycles>2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